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易しい">
            <text:p>易しい</text:p>
          </table:table-cell>
          <table:table-cell office:value-type="string" office:value="やさしい">
            <text:p>やさしい</text:p>
          </table:table-cell>
          <table:table-cell office:value-type="string" office:value="easy, simple (colloquial)">
            <text:p>easy, simple (colloquial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テストはとても易しかった。">
            <text:p>テストはとても易しかった。</text:p>
          </table:table-cell>
          <table:table-cell office:value-type="string" office:value="テスト は とても やさしかった。">
            <text:p>テスト は とても やさしかった。</text:p>
          </table:table-cell>
          <table:table-cell office:value-type="string" office:value="The test was very easy.">
            <text:p>The test was very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兄さん">
            <text:p>お兄さん</text:p>
          </table:table-cell>
          <table:table-cell office:value-type="string" office:value="おにいさん">
            <text:p>おにいさん</text:p>
          </table:table-cell>
          <table:table-cell office:value-type="string" office:value="older brother">
            <text:p>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お兄さんは何歳？">
            <text:p>あなたのお兄さんは何歳？</text:p>
          </table:table-cell>
          <table:table-cell office:value-type="string" office:value="あなた の おにいさん は なん さい？">
            <text:p>あなた の おにいさん は なん さい？</text:p>
          </table:table-cell>
          <table:table-cell office:value-type="string" office:value="How old is your big brother?">
            <text:p>How old is your big brother?</text:p>
          </table:table-cell>
          <table:table-cell office:value-type="string" office:value="あの子はお兄さんと同じ大学に行っている。">
            <text:p>あの子はお兄さんと同じ大学に行っている。</text:p>
          </table:table-cell>
          <table:table-cell office:value-type="string" office:value="あの こ は おにいさん と おなじ だいがく に いって いる。">
            <text:p>あの こ は おにいさん と おなじ だいがく に いって いる。</text:p>
          </table:table-cell>
          <table:table-cell office:value-type="string" office:value="That girl goes to the same university as her brother.">
            <text:p>That girl goes to the same university as her br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きい">
            <text:p>大きい</text:p>
          </table:table-cell>
          <table:table-cell office:value-type="string" office:value="おおきい">
            <text:p>おおきい</text:p>
          </table:table-cell>
          <table:table-cell office:value-type="string" office:value="big">
            <text:p>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さい">
            <text:p>小さい</text:p>
          </table:table-cell>
          <table:table-cell office:value-type="string" office:value="ちいさい">
            <text:p>ちいさい</text:p>
          </table:table-cell>
          <table:table-cell office:value-type="string" office:value="small">
            <text:p>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spicy, hot">
            <text:p>spicy, ho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辛いものが好きです。">
            <text:p>彼は辛いものが好きです。</text:p>
          </table:table-cell>
          <table:table-cell office:value-type="string" office:value="かれ は からい もの が すき です。">
            <text:p>かれ は からい もの が すき です。</text:p>
          </table:table-cell>
          <table:table-cell office:value-type="string" office:value="He likes spicy food.">
            <text:p>He likes spicy food.</text:p>
          </table:table-cell>
          <table:table-cell office:value-type="string" office:value="このカレーはすごく辛い。">
            <text:p>このカレーはすごく辛い。</text:p>
          </table:table-cell>
          <table:table-cell office:value-type="string" office:value="この カレー は すごく からい。">
            <text:p>この カレー は すごく からい。</text:p>
          </table:table-cell>
          <table:table-cell office:value-type="string" office:value="This curry is very spicy.">
            <text:p>This curry is very sp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">
            <text:p>八</text:p>
          </table:table-cell>
          <table:table-cell office:value-type="string" office:value="はち">
            <text:p>はち</text:p>
          </table:table-cell>
          <table:table-cell office:value-type="string" office:value="eight">
            <text:p>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今日は八人も仕事を休んでいます。">
            <text:p>今日は八人も仕事を休んでいます。</text:p>
          </table:table-cell>
          <table:table-cell office:value-type="string" office:value="きょう は はち にん も しごと を やすんで います。">
            <text:p>きょう は はち にん も しごと を やすんで います。</text:p>
          </table:table-cell>
          <table:table-cell office:value-type="string" office:value="As many as eight people are absent from work today.">
            <text:p>As many as eight people are absent from work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そこ">
            <text:p>あそこ</text:p>
          </table:table-cell>
          <table:table-cell office:value-type="string" office:value="あそこ">
            <text:p>あそこ</text:p>
          </table:table-cell>
          <table:table-cell office:value-type="string" office:value="over there">
            <text:p>over 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る">
            <text:p>来る</text:p>
          </table:table-cell>
          <table:table-cell office:value-type="string" office:value="くる">
            <text:p>くる</text:p>
          </table:table-cell>
          <table:table-cell office:value-type="string" office:value="come">
            <text:p>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昼すぎに来ます。">
            <text:p>彼は昼すぎに来ます。</text:p>
          </table:table-cell>
          <table:table-cell office:value-type="string" office:value="かれ は ひる すぎ に きます 。">
            <text:p>かれ は ひる すぎ に きます 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">
            <text:p>前</text:p>
          </table:table-cell>
          <table:table-cell office:value-type="string" office:value="まえ">
            <text:p>まえ</text:p>
          </table:table-cell>
          <table:table-cell office:value-type="string" office:value="front, before">
            <text:p>front, bef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の前で会いましょう。">
            <text:p>その店の前で会いましょう。</text:p>
          </table:table-cell>
          <table:table-cell office:value-type="string" office:value="その みせ の まえ で あいましょう。">
            <text:p>その みせ の まえ で あいましょう。</text:p>
          </table:table-cell>
          <table:table-cell office:value-type="string" office:value="Let's meet in front of the store.">
            <text:p>Let's meet in front of the store.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is very slow.">
            <text:p>The car in front is very s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日">
            <text:p>五日</text:p>
          </table:table-cell>
          <table:table-cell office:value-type="string" office:value="いつか">
            <text:p>いつか</text:p>
          </table:table-cell>
          <table:table-cell office:value-type="string" office:value="five days, fifth of the month">
            <text:p>five days, fif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五日は祝日です。">
            <text:p>五月五日は祝日です。</text:p>
          </table:table-cell>
          <table:table-cell office:value-type="string" office:value="ご がつ いつか は しゅくじつ です。">
            <text:p>ご がつ いつか は しゅくじつ です。</text:p>
          </table:table-cell>
          <table:table-cell office:value-type="string" office:value="May 5th is a holiday.">
            <text:p>May 5th is a holiday.</text:p>
          </table:table-cell>
          <table:table-cell office:value-type="string" office:value="あと五日でクリスマスだ。">
            <text:p>あと五日でクリスマスだ。</text:p>
          </table:table-cell>
          <table:table-cell office:value-type="string" office:value="あと いつか で クリスマス だ。">
            <text:p>あと いつか で クリスマス だ。</text:p>
          </table:table-cell>
          <table:table-cell office:value-type="string" office:value="There are five more days until Christmas.">
            <text:p>There are five more days until Christm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っぱい">
            <text:p>いっぱい</text:p>
          </table:table-cell>
          <table:table-cell office:value-type="string" office:value="いっぱい">
            <text:p>いっぱい</text:p>
          </table:table-cell>
          <table:table-cell office:value-type="string" office:value="full, a lot">
            <text:p>full, a lo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彼の家にはゲームがいっぱいあります。">
            <text:p>彼の家にはゲームがいっぱいあります。</text:p>
          </table:table-cell>
          <table:table-cell office:value-type="string" office:value="かれ の いえ に は ゲーム が いっぱい あります。">
            <text:p>かれ の いえ に は ゲーム が いっぱい あります。</text:p>
          </table:table-cell>
          <table:table-cell office:value-type="string" office:value="There are many games at his home.">
            <text:p>There are many games at his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きゅう">
            <text:p>きゅう</text:p>
          </table:table-cell>
          <table:table-cell office:value-type="string" office:value="nine (used before counter words and in decimal places)">
            <text:p>nine (used before counter words and in decimal plac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野球は九人で1チームです。">
            <text:p>野球は九人で1チームです。</text:p>
          </table:table-cell>
          <table:table-cell office:value-type="string" office:value="やきゅう は きゅう にん で 1 チーム です。">
            <text:p>やきゅう は きゅう にん で 1 チーム です。</text:p>
          </table:table-cell>
          <table:table-cell office:value-type="string" office:value="In baseball there are nine people on one team.">
            <text:p>In baseball there are nine people on one team.</text:p>
          </table:table-cell>
          <table:table-cell office:value-type="string" office:value="うちの子どもは今年、九才になります。">
            <text:p>うちの子どもは今年、九才になります。</text:p>
          </table:table-cell>
          <table:table-cell office:value-type="string" office:value="うち の こども は ことし、きゅう さい に なります。">
            <text:p>うち の こども は ことし、きゅう さい に なります。</text:p>
          </table:table-cell>
          <table:table-cell office:value-type="string" office:value="Our child will turn nine this year.">
            <text:p>Our child will turn nine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酸っぱい">
            <text:p>酸っぱい</text:p>
          </table:table-cell>
          <table:table-cell office:value-type="string" office:value="すっぱい">
            <text:p>すっぱい</text:p>
          </table:table-cell>
          <table:table-cell office:value-type="string" office:value="sour">
            <text:p>sou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レモンは酸っぱいので好きではありません。">
            <text:p>レモンは酸っぱいので好きではありません。</text:p>
          </table:table-cell>
          <table:table-cell office:value-type="string" office:value="レモン は すっぱい ので すき で は ありません。">
            <text:p>レモン は すっぱい ので すき で は ありません。</text:p>
          </table:table-cell>
          <table:table-cell office:value-type="string" office:value="I don't like lemons, because they're sour.">
            <text:p>I don't like lemons, because they're s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う">
            <text:p>違う</text:p>
          </table:table-cell>
          <table:table-cell office:value-type="string" office:value="ちがう">
            <text:p>ちがう</text:p>
          </table:table-cell>
          <table:table-cell office:value-type="string" office:value="differ, be wrong">
            <text:p>differ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 am not the same as before.">
            <text:p>I am not the same as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い">
            <text:p>細い</text:p>
          </table:table-cell>
          <table:table-cell office:value-type="string" office:value="ほそい">
            <text:p>ほそい</text:p>
          </table:table-cell>
          <table:table-cell office:value-type="string" office:value="thin, slender">
            <text:p>thin, slend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あの子はすごく細いですね。">
            <text:p>あの子はすごく細いですね。</text:p>
          </table:table-cell>
          <table:table-cell office:value-type="string" office:value="あの こ は すごく ほそい です ね。">
            <text:p>あの こ は すごく ほそい です ね。</text:p>
          </table:table-cell>
          <table:table-cell office:value-type="string" office:value="That child is so thin.">
            <text:p>That child is so th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つ">
            <text:p>三つ</text:p>
          </table:table-cell>
          <table:table-cell office:value-type="string" office:value="みっつ">
            <text:p>みっつ</text:p>
          </table:table-cell>
          <table:table-cell office:value-type="string" office:value="three (things)">
            <text:p>thre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ジャムを作るのにりんごが三つ要ります。">
            <text:p>ジャムを作るのにりんごが三つ要ります。</text:p>
          </table:table-cell>
          <table:table-cell office:value-type="string" office:value="ジャム を つくる の に りんご が みっつ いります。">
            <text:p>ジャム を つくる の に りんご が みっつ いります。</text:p>
          </table:table-cell>
          <table:table-cell office:value-type="string" office:value="We need three apples to make jam.">
            <text:p>We need three apples to make j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日">
            <text:p>八日</text:p>
          </table:table-cell>
          <table:table-cell office:value-type="string" office:value="ようか">
            <text:p>ようか</text:p>
          </table:table-cell>
          <table:table-cell office:value-type="string" office:value="eight days, eighth of the month">
            <text:p>eight days, eigh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八日からイギリスに行きます。">
            <text:p>八日からイギリスに行きます。</text:p>
          </table:table-cell>
          <table:table-cell office:value-type="string" office:value="ようか から イギリス に いきます。">
            <text:p>ようか から イギリス に いきます。</text:p>
          </table:table-cell>
          <table:table-cell office:value-type="string" office:value="I will go to England from the eighth.">
            <text:p>I will go to England from the eighth.</text:p>
          </table:table-cell>
          <table:table-cell office:value-type="string" office:value="次のミーティングは五月八日の3時からです。">
            <text:p>次のミーティングは五月八日の3時からです。</text:p>
          </table:table-cell>
          <table:table-cell office:value-type="string" office:value="つぎ の ミーティング は ご がつ ようか の 3 じ から です。">
            <text:p>つぎ の ミーティング は ご がつ ようか の 3 じ から です。</text:p>
          </table:table-cell>
          <table:table-cell office:value-type="string" office:value="The next meeting is at 3 o'clock on May 8th.">
            <text:p>The next meeting is at 3 o'clock on May 8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校生">
            <text:p>高校生</text:p>
          </table:table-cell>
          <table:table-cell office:value-type="string" office:value="こうこうせい">
            <text:p>こうこうせい</text:p>
          </table:table-cell>
          <table:table-cell office:value-type="string" office:value="high school student">
            <text:p>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高校生の時、よく図書館で勉強した。">
            <text:p>高校生の時、よく図書館で勉強した。</text:p>
          </table:table-cell>
          <table:table-cell office:value-type="string" office:value="こうこうせい の とき、 よく としょかん で べんきょう した。">
            <text:p>こうこうせい の とき、 よく としょかん で べんきょう した。</text:p>
          </table:table-cell>
          <table:table-cell office:value-type="string" office:value="When I was a high school student, I often studied in the library.">
            <text:p>When I was a high school student, I often studied in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手">
            <text:p>上手</text:p>
          </table:table-cell>
          <table:table-cell office:value-type="string" office:value="じょうず">
            <text:p>じょうず</text:p>
          </table:table-cell>
          <table:table-cell office:value-type="string" office:value="good, skilled">
            <text:p>good, 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 well.">
            <text:p>My little sister can sing well.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い">
            <text:p>強い</text:p>
          </table:table-cell>
          <table:table-cell office:value-type="string" office:value="つよい">
            <text:p>つよい</text:p>
          </table:table-cell>
          <table:table-cell office:value-type="string" office:value="strong">
            <text:p>str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風が強い。">
            <text:p>今日は風が強い。</text:p>
          </table:table-cell>
          <table:table-cell office:value-type="string" office:value="きょう は かぜ が つよい。">
            <text:p>きょう は かぜ が つよい。</text:p>
          </table:table-cell>
          <table:table-cell office:value-type="string" office:value="There's a strong wind today.">
            <text:p>There's a strong wind today.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なな">
            <text:p>なな</text:p>
          </table:table-cell>
          <table:table-cell office:value-type="string" office:value="seven (Japanese origin)">
            <text:p>seven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父は今日、本を七冊も買った。">
            <text:p>父は今日、本を七冊も買った。</text:p>
          </table:table-cell>
          <table:table-cell office:value-type="string" office:value="ちち は きょう、ほん を なな さつ も かった。">
            <text:p>ちち は きょう、ほん を なな さつ も かった。</text:p>
          </table:table-cell>
          <table:table-cell office:value-type="string" office:value="My father bought seven books today.">
            <text:p>My father bought seven book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十日">
            <text:p>二十日</text:p>
          </table:table-cell>
          <table:table-cell office:value-type="string" office:value="はつか">
            <text:p>はつか</text:p>
          </table:table-cell>
          <table:table-cell office:value-type="string" office:value="20 days, 20th of the month">
            <text:p>20 days, 20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二十日は弟の誕生日です。">
            <text:p>来月の二十日は弟の誕生日です。</text:p>
          </table:table-cell>
          <table:table-cell office:value-type="string" office:value="らいげつ の はつか は おとうと の たんじょうび です。">
            <text:p>らいげつ の はつか は おとうと の たんじょうび です。</text:p>
          </table:table-cell>
          <table:table-cell office:value-type="string" office:value="The 20th of next month is my little brother's birthday.">
            <text:p>The 20th of next month is my little brother's birthday.</text:p>
          </table:table-cell>
          <table:table-cell office:value-type="string" office:value="前は七月二十日が海の日でした。">
            <text:p>前は七月二十日が海の日でした。</text:p>
          </table:table-cell>
          <table:table-cell office:value-type="string" office:value="まえ は しち がつ はつか が うみ の ひ でした。">
            <text:p>まえ は しち がつ はつか が うみ の ひ でした。</text:p>
          </table:table-cell>
          <table:table-cell office:value-type="string" office:value="Before, July 20th was Marine Day.">
            <text:p>Before, July 20th was Mari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">
            <text:p>左</text:p>
          </table:table-cell>
          <table:table-cell office:value-type="string" office:value="ひだり">
            <text:p>ひだり</text:p>
          </table:table-cell>
          <table:table-cell office:value-type="string" office:value="left">
            <text:p>le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the steering wheel on the left.">
            <text:p>This car has the steering wheel on the l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日">
            <text:p>二日</text:p>
          </table:table-cell>
          <table:table-cell office:value-type="string" office:value="ふつか">
            <text:p>ふつか</text:p>
          </table:table-cell>
          <table:table-cell office:value-type="string" office:value="two days, second of the month">
            <text:p>two days, secon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二日前に駅で彼を見ましたよ。">
            <text:p>二日前に駅で彼を見ましたよ。</text:p>
          </table:table-cell>
          <table:table-cell office:value-type="string" office:value="ふつか まえ に えき で かれ を みました よ。">
            <text:p>ふつか まえ に えき で かれ を みました よ。</text:p>
          </table:table-cell>
          <table:table-cell office:value-type="string" office:value="I saw him at the station two days ago.">
            <text:p>I saw him at the station two day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つ">
            <text:p>四つ</text:p>
          </table:table-cell>
          <table:table-cell office:value-type="string" office:value="よっつ">
            <text:p>よっつ</text:p>
          </table:table-cell>
          <table:table-cell office:value-type="string" office:value="four (things)">
            <text:p>four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じゃがいもを四つに切ってください。">
            <text:p>じゃがいもを四つに切ってください。</text:p>
          </table:table-cell>
          <table:table-cell office:value-type="string" office:value="じゃがいも を よっつ に きって ください。">
            <text:p>じゃがいも を よっつ に きって ください。</text:p>
          </table:table-cell>
          <table:table-cell office:value-type="string" office:value="Please cut the potato in four.">
            <text:p>Please cut the potato in f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かい">
            <text:p>暖かい</text:p>
          </table:table-cell>
          <table:table-cell office:value-type="string" office:value="あたたかい">
            <text:p>あたたかい</text:p>
          </table:table-cell>
          <table:table-cell office:value-type="string" office:value="warm">
            <text:p>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isn't it.">
            <text:p>It's warm this spring, isn'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る">
            <text:p>ある</text:p>
          </table:table-cell>
          <table:table-cell office:value-type="string" office:value="ある">
            <text:p>ある</text:p>
          </table:table-cell>
          <table:table-cell office:value-type="string" office:value="exist, there is">
            <text:p>exist, there i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机の上に書類がたくさんあります。">
            <text:p>私の机の上に書類がたくさんあります。</text:p>
          </table:table-cell>
          <table:table-cell office:value-type="string" office:value="わたし の つくえ の うえ に しょるい が たくさん あります 。">
            <text:p>わたし の つくえ の うえ に しょるい が たくさん あります 。</text:p>
          </table:table-cell>
          <table:table-cell office:value-type="string" office:value="There are a lot of documents on my desk.">
            <text:p>There are a lot of documents on my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い">
            <text:p>いい</text:p>
          </table:table-cell>
          <table:table-cell office:value-type="string" office:value="いい">
            <text:p>いい</text:p>
          </table:table-cell>
          <table:table-cell office:value-type="string" office:value="good (informal/spoken form)">
            <text:p>good (informal/spok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いい友達です。">
            <text:p>彼女はいい友達です。</text:p>
          </table:table-cell>
          <table:table-cell office:value-type="string" office:value="かのじょ は いい ともだち です。">
            <text:p>かのじょ は いい ともだち です。</text:p>
          </table:table-cell>
          <table:table-cell office:value-type="string" office:value="She's a good friend of mine.">
            <text:p>She's a good friend of mine.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うえ">
            <text:p>うえ</text:p>
          </table:table-cell>
          <table:table-cell office:value-type="string" office:value="up, above">
            <text:p>up, abo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を向いて。">
            <text:p>上を向いて。</text:p>
          </table:table-cell>
          <table:table-cell office:value-type="string" office:value="うえ を むいて。">
            <text:p>うえ を むいて。</text:p>
          </table:table-cell>
          <table:table-cell office:value-type="string" office:value="Look up.">
            <text:p>Look up.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">
            <text:p>駅</text:p>
          </table:table-cell>
          <table:table-cell office:value-type="string" office:value="えき">
            <text:p>えき</text:p>
          </table:table-cell>
          <table:table-cell office:value-type="string" office:value="train station">
            <text:p>train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はどこですか。">
            <text:p>駅はどこですか。</text:p>
          </table:table-cell>
          <table:table-cell office:value-type="string" office:value="えき は どこ です か。">
            <text:p>えき は どこ です か。</text:p>
          </table:table-cell>
          <table:table-cell office:value-type="string" office:value="Where's the station?">
            <text:p>Where's the station?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味しい">
            <text:p>美味しい</text:p>
          </table:table-cell>
          <table:table-cell office:value-type="string" office:value="おいしい">
            <text:p>おいしい</text:p>
          </table:table-cell>
          <table:table-cell office:value-type="string" office:value="tasty">
            <text:p>tas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きのう">
            <text:p>きのう</text:p>
          </table:table-cell>
          <table:table-cell office:value-type="string" office:value="yesterday (colloquial)">
            <text:p>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に会った。">
            <text:p>昨日、友達に会った。</text:p>
          </table:table-cell>
          <table:table-cell office:value-type="string" office:value="きのう ともだち に あった。">
            <text:p>きのう ともだち に あった。</text:p>
          </table:table-cell>
          <table:table-cell office:value-type="string" office:value="I met my friend yesterday.">
            <text:p>I met my friend yesterday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綺麗">
            <text:p>綺麗</text:p>
          </table:table-cell>
          <table:table-cell office:value-type="string" office:value="きれい">
            <text:p>きれい</text:p>
          </table:table-cell>
          <table:table-cell office:value-type="string" office:value="pretty, clean">
            <text:p>pretty, clea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綺麗だ。">
            <text:p>彼女はとても綺麗だ。</text:p>
          </table:table-cell>
          <table:table-cell office:value-type="string" office:value="かのじょ は とても きれい だ。">
            <text:p>かのじょ は とても きれい だ。</text:p>
          </table:table-cell>
          <table:table-cell office:value-type="string" office:value="She's very pretty.">
            <text:p>She's very pretty.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">
            <text:p>五</text:p>
          </table:table-cell>
          <table:table-cell office:value-type="string" office:value="ご">
            <text:p>ご</text:p>
          </table:table-cell>
          <table:table-cell office:value-type="string" office:value="five">
            <text:p>f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人で旅行に行きました。">
            <text:p>五人で旅行に行きました。</text:p>
          </table:table-cell>
          <table:table-cell office:value-type="string" office:value="ご にん で りょこう に いきました。">
            <text:p>ご にん で りょこう に いきました。</text:p>
          </table:table-cell>
          <table:table-cell office:value-type="string" office:value="Five of us went on a trip.">
            <text:p>Five of us went on a trip.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つ">
            <text:p>九つ</text:p>
          </table:table-cell>
          <table:table-cell office:value-type="string" office:value="ここのつ">
            <text:p>ここのつ</text:p>
          </table:table-cell>
          <table:table-cell office:value-type="string" office:value="nine (things)">
            <text:p>nin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は明日九つになります。">
            <text:p>娘は明日九つになります。</text:p>
          </table:table-cell>
          <table:table-cell office:value-type="string" office:value="むすめ は あす ここのつ に なります。">
            <text:p>むすめ は あす ここのつ に なります。</text:p>
          </table:table-cell>
          <table:table-cell office:value-type="string" office:value="My daughter's turning nine tomorrow.">
            <text:p>My daughter's turning nine tomorrow.</text:p>
          </table:table-cell>
          <table:table-cell office:value-type="string" office:value="兄はおにぎりを九つも食べた。">
            <text:p>兄はおにぎりを九つも食べた。</text:p>
          </table:table-cell>
          <table:table-cell office:value-type="string" office:value="あに は おにぎり を ここのつ も たべた。">
            <text:p>あに は おにぎり を ここのつ も たべた。</text:p>
          </table:table-cell>
          <table:table-cell office:value-type="string" office:value="My older brother ate nine rice balls.">
            <text:p>My older brother ate nine rice b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願い">
            <text:p>お願い</text:p>
          </table:table-cell>
          <table:table-cell office:value-type="string" office:value="おねがい">
            <text:p>おねがい</text:p>
          </table:table-cell>
          <table:table-cell office:value-type="string" office:value="favor">
            <text:p>fav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願いがあります。">
            <text:p>お願いがあります。</text:p>
          </table:table-cell>
          <table:table-cell office:value-type="string" office:value="おねがい が あります。">
            <text:p>おねがい が あります。</text:p>
          </table:table-cell>
          <table:table-cell office:value-type="string" office:value="I have a favor to ask.">
            <text:p>I have a favor to ask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える">
            <text:p>答える</text:p>
          </table:table-cell>
          <table:table-cell office:value-type="string" office:value="こたえる">
            <text:p>こたえる</text:p>
          </table:table-cell>
          <table:table-cell office:value-type="string" office:value="give an answer">
            <text:p>give an answ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質問に答えてください。">
            <text:p>私の質問に答えてください。</text:p>
          </table:table-cell>
          <table:table-cell office:value-type="string" office:value="わたし の しつもん に こたえて ください。">
            <text:p>わたし の しつもん に こたえて ください。</text:p>
          </table:table-cell>
          <table:table-cell office:value-type="string" office:value="Please answer my question.">
            <text:p>Please answer my question.</text:p>
          </table:table-cell>
          <table:table-cell office:value-type="string" office:value="誰も彼の質問に答えられませんでした。">
            <text:p>誰も彼の質問に答えられませんでした。</text:p>
          </table:table-cell>
          <table:table-cell office:value-type="string" office:value="だれ も かれ の しつもん に こたえられません でした。">
            <text:p>だれ も かれ の しつもん に こたえられません でした。</text:p>
          </table:table-cell>
          <table:table-cell office:value-type="string" office:value="Nobody was able to answer his question.">
            <text:p>Nobody was able to answer his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">
            <text:p>先</text:p>
          </table:table-cell>
          <table:table-cell office:value-type="string" office:value="さき">
            <text:p>さき</text:p>
          </table:table-cell>
          <table:table-cell office:value-type="string" office:value="ahead, first">
            <text:p>ahead, fir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から先は入らないでください。">
            <text:p>ここから先は入らないでください。</text:p>
          </table:table-cell>
          <table:table-cell office:value-type="string" office:value="ここ から さき は はいらないで ください。">
            <text:p>ここ から さき は はいらないで ください。</text:p>
          </table:table-cell>
          <table:table-cell office:value-type="string" office:value="Please do not go beyond this point.">
            <text:p>Please do not go beyond this point.</text:p>
          </table:table-cell>
          <table:table-cell office:value-type="string" office:value="この先に何があるか誰も知らない。">
            <text:p>この先に何があるか誰も知らない。</text:p>
          </table:table-cell>
          <table:table-cell office:value-type="string" office:value="この さき に なに が ある か だれ も しらない。">
            <text:p>この さき に なに が ある か だれ も しらない。</text:p>
          </table:table-cell>
          <table:table-cell office:value-type="string" office:value="Nobody knows what is beyond this.">
            <text:p>Nobody knows what is beyond th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い">
            <text:p>寒い</text:p>
          </table:table-cell>
          <table:table-cell office:value-type="string" office:value="さむい">
            <text:p>さむい</text:p>
          </table:table-cell>
          <table:table-cell office:value-type="string" office:value="cold (temperature of the air)">
            <text:p>cold (temperature of the ai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部屋は寒いです。">
            <text:p>この部屋は寒いです。</text:p>
          </table:table-cell>
          <table:table-cell office:value-type="string" office:value="この へや は さむい です。">
            <text:p>この へや は さむい です。</text:p>
          </table:table-cell>
          <table:table-cell office:value-type="string" office:value="It's cold in this room.">
            <text:p>It's cold in this room.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">
            <text:p>四</text:p>
          </table:table-cell>
          <table:table-cell office:value-type="string" office:value="し">
            <text:p>し</text:p>
          </table:table-cell>
          <table:table-cell office:value-type="string" office:value="four (Chinese origin)">
            <text:p>fou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college in April.">
            <text:p>I entered college in April.</text:p>
          </table:table-cell>
          <table:table-cell office:value-type="string" office:value="「四」という漢字は「し」とも読みます。">
            <text:p>「四」という漢字は「し」とも読みます。</text:p>
          </table:table-cell>
          <table:table-cell office:value-type="string" office:value="「 よん 」 と いう かんじ は 「 し」 と も よみます。">
            <text:p>「 よん 」 と いう かんじ は 「 し」 と も よみます。</text:p>
          </table:table-cell>
          <table:table-cell office:value-type="string" office:value="The Chinese character for &quot;yon&quot; (four) can also be read as &quot;shi.&quot;">
            <text:p>The Chinese character for "yon" (four) can also be read as "shi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日">
            <text:p>三日</text:p>
          </table:table-cell>
          <table:table-cell office:value-type="string" office:value="みっか">
            <text:p>みっか</text:p>
          </table:table-cell>
          <table:table-cell office:value-type="string" office:value="three days, third of the month">
            <text:p>three days, third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が届くのに三日かかりました。">
            <text:p>手紙が届くのに三日かかりました。</text:p>
          </table:table-cell>
          <table:table-cell office:value-type="string" office:value="てがみ が とどく の に みっか かかりました。">
            <text:p>てがみ が とどく の に みっか かかりました。</text:p>
          </table:table-cell>
          <table:table-cell office:value-type="string" office:value="It took three days for the letter to arrive.">
            <text:p>It took three days for the letter to arrive.</text:p>
          </table:table-cell>
          <table:table-cell office:value-type="string" office:value="三月三日は耳の日です。">
            <text:p>三月三日は耳の日です。</text:p>
          </table:table-cell>
          <table:table-cell office:value-type="string" office:value="さん がつ みっか は みみ の ひ です。">
            <text:p>さん がつ みっか は みみ の ひ です。</text:p>
          </table:table-cell>
          <table:table-cell office:value-type="string" office:value="March 3rd is Ear Day.">
            <text:p>March 3rd is Ear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した">
            <text:p>した</text:p>
          </table:table-cell>
          <table:table-cell office:value-type="string" office:value="under, below">
            <text:p>under, 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丈夫">
            <text:p>大丈夫</text:p>
          </table:table-cell>
          <table:table-cell office:value-type="string" office:value="だいじょうぶ">
            <text:p>だいじょうぶ</text:p>
          </table:table-cell>
          <table:table-cell office:value-type="string" office:value="all right, OK">
            <text:p>all right, O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丈夫ですか。">
            <text:p>大丈夫ですか。</text:p>
          </table:table-cell>
          <table:table-cell office:value-type="string" office:value="だいじょうぶ です か。">
            <text:p>だいじょうぶ です か。</text:p>
          </table:table-cell>
          <table:table-cell office:value-type="string" office:value="Are you OK?">
            <text:p>Are you OK?</text:p>
          </table:table-cell>
          <table:table-cell office:value-type="string" office:value="少し頭が痛いけど、大丈夫です。">
            <text:p>少し頭が痛いけど、大丈夫です。</text:p>
          </table:table-cell>
          <table:table-cell office:value-type="string" office:value="すこし あたま が いたい けど、 だいじょうぶ です。">
            <text:p>すこし あたま が いたい けど、 だいじょうぶ です。</text:p>
          </table:table-cell>
          <table:table-cell office:value-type="string" office:value="I have a slight headache, but I'm OK.">
            <text:p>I have a slight headache, but I'm 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人">
            <text:p>大人</text:p>
          </table:table-cell>
          <table:table-cell office:value-type="string" office:value="おとな">
            <text:p>おとな</text:p>
          </table:table-cell>
          <table:table-cell office:value-type="string" office:value="adult">
            <text:p>ad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人の言うことを聞きなさい。">
            <text:p>大人の言うことを聞きなさい。</text:p>
          </table:table-cell>
          <table:table-cell office:value-type="string" office:value="おとな の いう こと を ききなさい。">
            <text:p>おとな の いう こと を ききなさい。</text:p>
          </table:table-cell>
          <table:table-cell office:value-type="string" office:value="Listen to what adults say.">
            <text:p>Listen to what adults say.</text:p>
          </table:table-cell>
          <table:table-cell office:value-type="string" office:value="お酒は大人になってから。">
            <text:p>お酒は大人になってから。</text:p>
          </table:table-cell>
          <table:table-cell office:value-type="string" office:value="おさけ は おとな に なって から。">
            <text:p>おさけ は おとな に なって から。</text:p>
          </table:table-cell>
          <table:table-cell office:value-type="string" office:value="You can drink alcohol when you're an adult.">
            <text:p>You can drink alcohol when you're an ad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す">
            <text:p>出す</text:p>
          </table:table-cell>
          <table:table-cell office:value-type="string" office:value="だす">
            <text:p>だす</text:p>
          </table:table-cell>
          <table:table-cell office:value-type="string" office:value="take out">
            <text:p>tak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から教科書を出した。">
            <text:p>彼はかばんから教科書を出した。</text:p>
          </table:table-cell>
          <table:table-cell office:value-type="string" office:value="かれ は かばん から きょうかしょ を だした。">
            <text:p>かれ は かばん から きょうかしょ を だした。</text:p>
          </table:table-cell>
          <table:table-cell office:value-type="string" office:value="He took the textbook out of his bag.">
            <text:p>He took the textbook out of his bag.</text:p>
          </table:table-cell>
          <table:table-cell office:value-type="string" office:value="ポケットから手を出しなさい。">
            <text:p>ポケットから手を出しなさい。</text:p>
          </table:table-cell>
          <table:table-cell office:value-type="string" office:value="ポケット から て を だしなさい。">
            <text:p>ポケット から て を だしなさい。</text:p>
          </table:table-cell>
          <table:table-cell office:value-type="string" office:value="Take your hands out of the pockets.">
            <text:p>Take your hands out of the pock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">
            <text:p>父</text:p>
          </table:table-cell>
          <table:table-cell office:value-type="string" office:value="ちち">
            <text:p>ちち</text:p>
          </table:table-cell>
          <table:table-cell office:value-type="string" office:value="(one's own) father">
            <text:p>(one's own) f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父が大好きです。">
            <text:p>私は父が大好きです。</text:p>
          </table:table-cell>
          <table:table-cell office:value-type="string" office:value="わたし は ちち が だいすき です。">
            <text:p>わたし は ちち が だいすき です。</text:p>
          </table:table-cell>
          <table:table-cell office:value-type="string" office:value="I love my father.">
            <text:p>I love my father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母">
            <text:p>母</text:p>
          </table:table-cell>
          <table:table-cell office:value-type="string" office:value="はは">
            <text:p>はは</text:p>
          </table:table-cell>
          <table:table-cell office:value-type="string" office:value="(one's own) mother">
            <text:p>(one's own) m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母と話をしました。">
            <text:p>昨日、母と話をしました。</text:p>
          </table:table-cell>
          <table:table-cell office:value-type="string" office:value="きのう はは と はなし を しました。">
            <text:p>きのう はは と はなし を しました。</text:p>
          </table:table-cell>
          <table:table-cell office:value-type="string" office:value="I talked to my mother yesterday.">
            <text:p>I talked to my mother yesterday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">
            <text:p>月</text:p>
          </table:table-cell>
          <table:table-cell office:value-type="string" office:value="つき">
            <text:p>つき</text:p>
          </table:table-cell>
          <table:table-cell office:value-type="string" office:value="moon">
            <text:p>m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looks so beautiful tonight.">
            <text:p>The moon looks so beautiful tonight.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妹">
            <text:p>妹</text:p>
          </table:table-cell>
          <table:table-cell office:value-type="string" office:value="いもうと">
            <text:p>いもうと</text:p>
          </table:table-cell>
          <table:table-cell office:value-type="string" office:value="younger sister">
            <text:p>young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たい">
            <text:p>冷たい</text:p>
          </table:table-cell>
          <table:table-cell office:value-type="string" office:value="つめたい">
            <text:p>つめたい</text:p>
          </table:table-cell>
          <table:table-cell office:value-type="string" office:value="cold (to touch)">
            <text:p>cold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冷たい飲み物をください。">
            <text:p>冷たい飲み物をください。</text:p>
          </table:table-cell>
          <table:table-cell office:value-type="string" office:value="つめたい のみもの を ください。">
            <text:p>つめたい のみもの を ください。</text:p>
          </table:table-cell>
          <table:table-cell office:value-type="string" office:value="Please give me a cold drink.">
            <text:p>Please give me a cold drink.</text:p>
          </table:table-cell>
          <table:table-cell office:value-type="string" office:value="今日は海の水が冷たい。">
            <text:p>今日は海の水が冷たい。</text:p>
          </table:table-cell>
          <table:table-cell office:value-type="string" office:value="きょう は うみ の みず が つめたい。">
            <text:p>きょう は うみ の みず が つめたい。</text:p>
          </table:table-cell>
          <table:table-cell office:value-type="string" office:value="Today, the ocean water is cold.">
            <text:p>Today, the ocean water i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弟">
            <text:p>弟</text:p>
          </table:table-cell>
          <table:table-cell office:value-type="string" office:value="おとうと">
            <text:p>おとうと</text:p>
          </table:table-cell>
          <table:table-cell office:value-type="string" office:value="younger brother">
            <text:p>young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野球が好きです。">
            <text:p>弟は野球が好きです。</text:p>
          </table:table-cell>
          <table:table-cell office:value-type="string" office:value="おとうと は やきゅう が すき です。">
            <text:p>おとうと は やきゅう が すき です。</text:p>
          </table:table-cell>
          <table:table-cell office:value-type="string" office:value="My little brother likes baseball.">
            <text:p>My little brother likes baseball.</text:p>
          </table:table-cell>
          <table:table-cell office:value-type="string" office:value="私の弟は高校生です。">
            <text:p>私の弟は高校生です。</text:p>
          </table:table-cell>
          <table:table-cell office:value-type="string" office:value="わたし の おとうと は こうこうせい です。">
            <text:p>わたし の おとうと は こうこうせい です。</text:p>
          </table:table-cell>
          <table:table-cell office:value-type="string" office:value="My little brother's a high school student.">
            <text:p>My little brother's a high schoo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">
            <text:p>手</text:p>
          </table:table-cell>
          <table:table-cell office:value-type="string" office:value="て">
            <text:p>て</text:p>
          </table:table-cell>
          <table:table-cell office:value-type="string" office:value="hand">
            <text:p>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日">
            <text:p>十日</text:p>
          </table:table-cell>
          <table:table-cell office:value-type="string" office:value="とおか">
            <text:p>とおか</text:p>
          </table:table-cell>
          <table:table-cell office:value-type="string" office:value="ten days, tenth of the month">
            <text:p>ten days, t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十日後に帰ります。">
            <text:p>十日後に帰ります。</text:p>
          </table:table-cell>
          <table:table-cell office:value-type="string" office:value="とおか ご に かえります。">
            <text:p>とおか ご に かえります。</text:p>
          </table:table-cell>
          <table:table-cell office:value-type="string" office:value="I'll be back in ten days.">
            <text:p>I'll be back in ten days.</text:p>
          </table:table-cell>
          <table:table-cell office:value-type="string" office:value="テストまであと十日です。">
            <text:p>テストまであと十日です。</text:p>
          </table:table-cell>
          <table:table-cell office:value-type="string" office:value="テスト まで あと とおか です。">
            <text:p>テスト まで あと とおか です。</text:p>
          </table:table-cell>
          <table:table-cell office:value-type="string" office:value="There are ten more days until the exam.">
            <text:p>There are ten more days until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">
            <text:p>口</text:p>
          </table:table-cell>
          <table:table-cell office:value-type="string" office:value="くち">
            <text:p>くち</text:p>
          </table:table-cell>
          <table:table-cell office:value-type="string" office:value="mouth">
            <text:p>m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口を大きく開けてください。">
            <text:p>口を大きく開けてください。</text:p>
          </table:table-cell>
          <table:table-cell office:value-type="string" office:value="くち を おおきく あけて ください。">
            <text:p>くち を おおきく あけて ください。</text:p>
          </table:table-cell>
          <table:table-cell office:value-type="string" office:value="Open wide, please.">
            <text:p>Open wide, please.</text:p>
          </table:table-cell>
          <table:table-cell office:value-type="string" office:value="食べる時は口を閉じなさい。">
            <text:p>食べる時は口を閉じなさい。</text:p>
          </table:table-cell>
          <table:table-cell office:value-type="string" office:value="たべる とき は くち を とじなさい。">
            <text:p>たべる とき は くち を とじなさい。</text:p>
          </table:table-cell>
          <table:table-cell office:value-type="string" office:value="Close your mouth when eating.">
            <text:p>Close your mouth when ea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夏">
            <text:p>夏</text:p>
          </table:table-cell>
          <table:table-cell office:value-type="string" office:value="なつ">
            <text:p>なつ</text:p>
          </table:table-cell>
          <table:table-cell office:value-type="string" office:value="summer">
            <text:p>sum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love summer.">
            <text:p>I love summer.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つ">
            <text:p>七つ</text:p>
          </table:table-cell>
          <table:table-cell office:value-type="string" office:value="ななつ">
            <text:p>ななつ</text:p>
          </table:table-cell>
          <table:table-cell office:value-type="string" office:value="seven (things)">
            <text:p>seven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子は今年七つになります。">
            <text:p>この子は今年七つになります。</text:p>
          </table:table-cell>
          <table:table-cell office:value-type="string" office:value="この こ は ことし ななつ に なります。">
            <text:p>この こ は ことし ななつ に なります。</text:p>
          </table:table-cell>
          <table:table-cell office:value-type="string" office:value="This kid is turning seven this year.">
            <text:p>This kid is turning seven this year.</text:p>
          </table:table-cell>
          <table:table-cell office:value-type="string" office:value="ロールパンを七つ買ってきてください。">
            <text:p>ロールパンを七つ買ってきてください。</text:p>
          </table:table-cell>
          <table:table-cell office:value-type="string" office:value="ロールパン を ななつ かって きて ください。">
            <text:p>ロールパン を ななつ かって きて ください。</text:p>
          </table:table-cell>
          <table:table-cell office:value-type="string" office:value="Please go and get seven bread rolls.">
            <text:p>Please go and get seven bread ro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々">
            <text:p>時々</text:p>
          </table:table-cell>
          <table:table-cell office:value-type="string" office:value="ときどき">
            <text:p>ときどき</text:p>
          </table:table-cell>
          <table:table-cell office:value-type="string" office:value="sometimes">
            <text:p>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私は時々母に電話します。">
            <text:p>私は時々母に電話します。</text:p>
          </table:table-cell>
          <table:table-cell office:value-type="string" office:value="わたし は ときどき はは に でんわ します。">
            <text:p>わたし は ときどき はは に でんわ します。</text:p>
          </table:table-cell>
          <table:table-cell office:value-type="string" office:value="I sometimes call my mother.">
            <text:p>I sometimes call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に">
            <text:p>なに</text:p>
          </table:table-cell>
          <table:table-cell office:value-type="string" office:value="what">
            <text:p>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">
            <text:p>人</text:p>
          </table:table-cell>
          <table:table-cell office:value-type="string" office:value="ひと">
            <text:p>ひと</text:p>
          </table:table-cell>
          <table:table-cell office:value-type="string" office:value="person">
            <text:p>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しい人です。">
            <text:p>彼は優しい人です。</text:p>
          </table:table-cell>
          <table:table-cell office:value-type="string" office:value="かれ は やさしい ひと です。">
            <text:p>かれ は やさしい ひと です。</text:p>
          </table:table-cell>
          <table:table-cell office:value-type="string" office:value="He's a nice guy.">
            <text:p>He's a nice guy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">
            <text:p>一人</text:p>
          </table:table-cell>
          <table:table-cell office:value-type="string" office:value="ひとり">
            <text:p>ひとり</text:p>
          </table:table-cell>
          <table:table-cell office:value-type="string" office:value="one person">
            <text:p>one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は私一人しかいなかった。">
            <text:p>そこには私一人しかいなかった。</text:p>
          </table:table-cell>
          <table:table-cell office:value-type="string" office:value="そこ に は わたし ひとり しか いなかった。">
            <text:p>そこ に は わたし ひとり しか いなかった。</text:p>
          </table:table-cell>
          <table:table-cell office:value-type="string" office:value="I was the only one there.">
            <text:p>I was the only one there.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日">
            <text:p>一日</text:p>
          </table:table-cell>
          <table:table-cell office:value-type="string" office:value="ついたち">
            <text:p>ついたち</text:p>
          </table:table-cell>
          <table:table-cell office:value-type="string" office:value="first of the month">
            <text:p>first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available on the first of next month?">
            <text:p>Are you available on the first of next month?</text:p>
          </table:table-cell>
          <table:table-cell office:value-type="string" office:value="日本でも四月一日はエイプリルフールです。">
            <text:p>日本でも四月一日はエイプリルフールです。</text:p>
          </table:table-cell>
          <table:table-cell office:value-type="string" office:value="にほん で も し がつ ついたち は エイプリルフール です。">
            <text:p>にほん で も し がつ ついたち は エイプリルフール です。</text:p>
          </table:table-cell>
          <table:table-cell office:value-type="string" office:value="April 1st is April Fool in Japan as well.">
            <text:p>April 1st is April Fool in Japa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日">
            <text:p>九日</text:p>
          </table:table-cell>
          <table:table-cell office:value-type="string" office:value="ここのか">
            <text:p>ここのか</text:p>
          </table:table-cell>
          <table:table-cell office:value-type="string" office:value="nine days, ninth of the month">
            <text:p>nine days, ni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九日2時にこちらのオフィスでお会いしましょう。">
            <text:p>九日2時にこちらのオフィスでお会いしましょう。</text:p>
          </table:table-cell>
          <table:table-cell office:value-type="string" office:value="ここのか 2 じ に こちら の オフィス で おあいしましょう。">
            <text:p>ここのか 2 じ に こちら の オフィス で おあいしましょう。</text:p>
          </table:table-cell>
          <table:table-cell office:value-type="string" office:value="Let's meet at our office here at 2 o'clock on the 9th.">
            <text:p>Let's meet at our office here at 2 o'clock on the 9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ほう">
            <text:p>ほう</text:p>
          </table:table-cell>
          <table:table-cell office:value-type="string" office:value="direction, side">
            <text:p>direction,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の方を見ました。">
            <text:p>彼は私の方を見ました。</text:p>
          </table:table-cell>
          <table:table-cell office:value-type="string" office:value="かれ は わたし の ほう を みました。">
            <text:p>かれ は わたし の ほう を みました。</text:p>
          </table:table-cell>
          <table:table-cell office:value-type="string" office:value="He looked at me.">
            <text:p>He looked at me.</text:p>
          </table:table-cell>
          <table:table-cell office:value-type="string" office:value="ネコが窓の方を見ている。">
            <text:p>ネコが窓の方を見ている。</text:p>
          </table:table-cell>
          <table:table-cell office:value-type="string" office:value="ネコ が まど の ほう を みて いる。">
            <text:p>ネコ が まど の ほう を みて いる。</text:p>
          </table:table-cell>
          <table:table-cell office:value-type="string" office:value="The cat is looking in the direction of the window.">
            <text:p>The cat is looking in the direction of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ほか">
            <text:p>ほか</text:p>
          </table:table-cell>
          <table:table-cell office:value-type="string" office:value="other (Japanese origin)">
            <text:p>other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他の人たちはどこへ行ったんですか。">
            <text:p>他の人たちはどこへ行ったんですか。</text:p>
          </table:table-cell>
          <table:table-cell office:value-type="string" office:value="ほか の ひと たち は どこ へ いった ん です か。">
            <text:p>ほか の ひと たち は どこ へ いった ん です か。</text:p>
          </table:table-cell>
          <table:table-cell office:value-type="string" office:value="Where did other people go?">
            <text:p>Where did other people 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僕">
            <text:p>僕</text:p>
          </table:table-cell>
          <table:table-cell office:value-type="string" office:value="ぼく">
            <text:p>ぼく</text:p>
          </table:table-cell>
          <table:table-cell office:value-type="string" office:value="I, me (usually used by young males)">
            <text:p>I, me (usually used by young ma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しい">
            <text:p>欲しい</text:p>
          </table:table-cell>
          <table:table-cell office:value-type="string" office:value="ほしい">
            <text:p>ほしい</text:p>
          </table:table-cell>
          <table:table-cell office:value-type="string" office:value="want, desire (of the speaker)">
            <text:p>want, desire (of the speaker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僕は新しい靴が欲しいです。">
            <text:p>僕は新しい靴が欲しいです。</text:p>
          </table:table-cell>
          <table:table-cell office:value-type="string" office:value="ぼく は あたらしい くつ が ほしい です。">
            <text:p>ぼく は あたらしい くつ が ほしい です。</text:p>
          </table:table-cell>
          <table:table-cell office:value-type="string" office:value="I want new shoes.">
            <text:p>I want new shoes.</text:p>
          </table:table-cell>
          <table:table-cell office:value-type="string" office:value="何か飲み物が欲しいな。">
            <text:p>何か飲み物が欲しいな。</text:p>
          </table:table-cell>
          <table:table-cell office:value-type="string" office:value="なに か のみもの が ほしい な。">
            <text:p>なに か のみもの が ほしい な。</text:p>
          </table:table-cell>
          <table:table-cell office:value-type="string" office:value="I could really use something to drink.">
            <text:p>I could really use something to dr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">
            <text:p>万</text:p>
          </table:table-cell>
          <table:table-cell office:value-type="string" office:value="まん">
            <text:p>まん</text:p>
          </table:table-cell>
          <table:table-cell office:value-type="string" office:value="ten thousand">
            <text:p>ten thous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える">
            <text:p>見える</text:p>
          </table:table-cell>
          <table:table-cell office:value-type="string" office:value="みえる">
            <text:p>みえる</text:p>
          </table:table-cell>
          <table:table-cell office:value-type="string" office:value="be visible, can see">
            <text:p>be visible, can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から富士山がよく見えます。">
            <text:p>ここから富士山がよく見えます。</text:p>
          </table:table-cell>
          <table:table-cell office:value-type="string" office:value="ここ から ふじさん が よく みえます。">
            <text:p>ここ から ふじさん が よく みえます。</text:p>
          </table:table-cell>
          <table:table-cell office:value-type="string" office:value="You can see Mount Fuji well from here.">
            <text:p>You can see Mount Fuji well from here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">
            <text:p>道</text:p>
          </table:table-cell>
          <table:table-cell office:value-type="string" office:value="みち">
            <text:p>みち</text:p>
          </table:table-cell>
          <table:table-cell office:value-type="string" office:value="street, way">
            <text:p>street,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つ">
            <text:p>五つ</text:p>
          </table:table-cell>
          <table:table-cell office:value-type="string" office:value="いつつ">
            <text:p>いつつ</text:p>
          </table:table-cell>
          <table:table-cell office:value-type="string" office:value="five (things)">
            <text:p>five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私の家には部屋が五つあります。">
            <text:p>私の家には部屋が五つあります。</text:p>
          </table:table-cell>
          <table:table-cell office:value-type="string" office:value="わたし の いえ に は へや が いつつ あります。">
            <text:p>わたし の いえ に は へや が いつつ あります。</text:p>
          </table:table-cell>
          <table:table-cell office:value-type="string" office:value="There are five rooms in my house.">
            <text:p>There are five rooms in my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">
            <text:p>目</text:p>
          </table:table-cell>
          <table:table-cell office:value-type="string" office:value="め">
            <text:p>め</text:p>
          </table:table-cell>
          <table:table-cell office:value-type="string" office:value="eye">
            <text:p>ey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八つ">
            <text:p>八つ</text:p>
          </table:table-cell>
          <table:table-cell office:value-type="string" office:value="やっつ">
            <text:p>やっつ</text:p>
          </table:table-cell>
          <table:table-cell office:value-type="string" office:value="eight (things)">
            <text:p>eight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家には時計が八つあります。">
            <text:p>あの家には時計が八つあります。</text:p>
          </table:table-cell>
          <table:table-cell office:value-type="string" office:value="あの いえ に は とけい が やっつ あります。">
            <text:p>あの いえ に は とけい が やっつ あります。</text:p>
          </table:table-cell>
          <table:table-cell office:value-type="string" office:value="There are eight clocks in that house.">
            <text:p>There are eight clocks in that house.</text:p>
          </table:table-cell>
          <table:table-cell office:value-type="string" office:value="二人でドーナッツを八つ食べました。">
            <text:p>二人でドーナッツを八つ食べました。</text:p>
          </table:table-cell>
          <table:table-cell office:value-type="string" office:value="ふたり で ドーナッツ を やっつ たべました。">
            <text:p>ふたり で ドーナッツ を やっつ たべました。</text:p>
          </table:table-cell>
          <table:table-cell office:value-type="string" office:value="We two had eight doughnuts.">
            <text:p>We two had eight doughnu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やめる">
            <text:p>やめる</text:p>
          </table:table-cell>
          <table:table-cell office:value-type="string" office:value="stop, give up">
            <text:p>stop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すのを止めてください。">
            <text:p>話すのを止めてください。</text:p>
          </table:table-cell>
          <table:table-cell office:value-type="string" office:value="はなす の を やめて ください。">
            <text:p>はなす の を やめて ください。</text:p>
          </table:table-cell>
          <table:table-cell office:value-type="string" office:value="Stop talking, please.">
            <text:p>Stop talking, please.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日">
            <text:p>四日</text:p>
          </table:table-cell>
          <table:table-cell office:value-type="string" office:value="よっか">
            <text:p>よっか</text:p>
          </table:table-cell>
          <table:table-cell office:value-type="string" office:value="four days, fourth of the month">
            <text:p>four days, four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学期は来月の四日からです。">
            <text:p>新学期は来月の四日からです。</text:p>
          </table:table-cell>
          <table:table-cell office:value-type="string" office:value="しんがっき は らいげつ の よっか から です。">
            <text:p>しんがっき は らいげつ の よっか から です。</text:p>
          </table:table-cell>
          <table:table-cell office:value-type="string" office:value="The new school term starts on the fourth of next month.">
            <text:p>The new school term starts on the fourth of next month.</text:p>
          </table:table-cell>
          <table:table-cell office:value-type="string" office:value="私の誕生日は五月四日です。">
            <text:p>私の誕生日は五月四日です。</text:p>
          </table:table-cell>
          <table:table-cell office:value-type="string" office:value="わたし の たんじょう び は ご がつ よっか です。">
            <text:p>わたし の たんじょう び は ご がつ よっか です。</text:p>
          </table:table-cell>
          <table:table-cell office:value-type="string" office:value="My birthday is May 4th.">
            <text:p>My birthday is May 4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る">
            <text:p>よる</text:p>
          </table:table-cell>
          <table:table-cell office:value-type="string" office:value="night (from sunset to sunrise)">
            <text:p>night (from sunset to sunris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news last night?">
            <text:p>Did you see the news last nigh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年">
            <text:p>来年</text:p>
          </table:table-cell>
          <table:table-cell office:value-type="string" office:value="らいねん">
            <text:p>らいねん</text:p>
          </table:table-cell>
          <table:table-cell office:value-type="string" office:value="next year">
            <text:p>next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一緒に旅行しましょう。">
            <text:p>来年一緒に旅行しましょう。</text:p>
          </table:table-cell>
          <table:table-cell office:value-type="string" office:value="らいねん いっしょ に りょこう しましょう。">
            <text:p>らいねん いっしょ に りょこう しましょう。</text:p>
          </table:table-cell>
          <table:table-cell office:value-type="string" office:value="Let's travel together next year.">
            <text:p>Let's travel together next year.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">
            <text:p>六</text:p>
          </table:table-cell>
          <table:table-cell office:value-type="string" office:value="ろく">
            <text:p>ろく</text:p>
          </table:table-cell>
          <table:table-cell office:value-type="string" office:value="six">
            <text:p>si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は子供が六人います。">
            <text:p>彼には子供が六人います。</text:p>
          </table:table-cell>
          <table:table-cell office:value-type="string" office:value="かれ に は こども が ろく にん います。">
            <text:p>かれ に は こども が ろく にん います。</text:p>
          </table:table-cell>
          <table:table-cell office:value-type="string" office:value="He has six children.">
            <text:p>He has six children.</text:p>
          </table:table-cell>
          <table:table-cell office:value-type="string" office:value="左から六番目が娘です。">
            <text:p>左から六番目が娘です。</text:p>
          </table:table-cell>
          <table:table-cell office:value-type="string" office:value="ひだり から ろく ばん め が むすめ です。">
            <text:p>ひだり から ろく ばん め が むすめ です。</text:p>
          </table:table-cell>
          <table:table-cell office:value-type="string" office:value="The sixth person from the left is my daughter.">
            <text:p>The sixth person from the left is my daugh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い">
            <text:p>悪い</text:p>
          </table:table-cell>
          <table:table-cell office:value-type="string" office:value="わるい">
            <text:p>わるい</text:p>
          </table:table-cell>
          <table:table-cell office:value-type="string" office:value="bad">
            <text:p>ba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彼は悪い人ではない。">
            <text:p>彼は悪い人ではない。</text:p>
          </table:table-cell>
          <table:table-cell office:value-type="string" office:value="かれ は わるい ひと で は ない。">
            <text:p>かれ は わるい ひと で は ない。</text:p>
          </table:table-cell>
          <table:table-cell office:value-type="string" office:value="He is not a bad person.">
            <text:p>He is not a ba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手洗い">
            <text:p>お手洗い</text:p>
          </table:table-cell>
          <table:table-cell office:value-type="string" office:value="おてあらい">
            <text:p>おてあらい</text:p>
          </table:table-cell>
          <table:table-cell office:value-type="string" office:value="rest room, lavatory">
            <text:p>rest room, lava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手洗いはどこですか。">
            <text:p>お手洗いはどこですか。</text:p>
          </table:table-cell>
          <table:table-cell office:value-type="string" office:value="おてあらい は どこ です か。">
            <text:p>おてあらい は どこ です か。</text:p>
          </table:table-cell>
          <table:table-cell office:value-type="string" office:value="Where's the bathroom?">
            <text:p>Where's the bathroom?</text:p>
          </table:table-cell>
          <table:table-cell office:value-type="string" office:value="お手洗いに行ってきます。">
            <text:p>お手洗いに行ってきます。</text:p>
          </table:table-cell>
          <table:table-cell office:value-type="string" office:value="おてあらい に いって きます。">
            <text:p>おてあらい に いって きます。</text:p>
          </table:table-cell>
          <table:table-cell office:value-type="string" office:value="I'm going to the rest room.">
            <text:p>I'm going to the rest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主人">
            <text:p>ご主人</text:p>
          </table:table-cell>
          <table:table-cell office:value-type="string" office:value="ごしゅじん">
            <text:p>ごしゅじん</text:p>
          </table:table-cell>
          <table:table-cell office:value-type="string" office:value="(someone else's) husband">
            <text:p>(someone else's) 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主人はお元気ですか。">
            <text:p>ご主人はお元気ですか。</text:p>
          </table:table-cell>
          <table:table-cell office:value-type="string" office:value="ごしゅじん は おげんき です か。">
            <text:p>ごしゅじん は おげんき です か。</text:p>
          </table:table-cell>
          <table:table-cell office:value-type="string" office:value="How is your husband?">
            <text:p>How is your husband?</text:p>
          </table:table-cell>
          <table:table-cell office:value-type="string" office:value="彼女のご主人はアメリカ人です。">
            <text:p>彼女のご主人はアメリカ人です。</text:p>
          </table:table-cell>
          <table:table-cell office:value-type="string" office:value="かのじょ の ごしゅじん は アメリカ じん です。">
            <text:p>かのじょ の ごしゅじん は アメリカ じん です。</text:p>
          </table:table-cell>
          <table:table-cell office:value-type="string" office:value="Her husband is American.">
            <text:p>Her husband is Americ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当に">
            <text:p>本当に</text:p>
          </table:table-cell>
          <table:table-cell office:value-type="string" office:value="ほんとうに">
            <text:p>ほんとうに</text:p>
          </table:table-cell>
          <table:table-cell office:value-type="string" office:value="really, truly">
            <text:p>real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が本当に好きです。">
            <text:p>あなたが本当に好きです。</text:p>
          </table:table-cell>
          <table:table-cell office:value-type="string" office:value="あなた が ほんとう に すき です。">
            <text:p>あなた が ほんとう に すき です。</text:p>
          </table:table-cell>
          <table:table-cell office:value-type="string" office:value="I really like you.">
            <text:p>I really like you.</text:p>
          </table:table-cell>
          <table:table-cell office:value-type="string" office:value="私は納豆が本当に嫌いだ。">
            <text:p>私は納豆が本当に嫌いだ。</text:p>
          </table:table-cell>
          <table:table-cell office:value-type="string" office:value="わたし は なっとう が ほんとう に きらい だ。">
            <text:p>わたし は なっとう が ほんとう に きらい だ。</text:p>
          </table:table-cell>
          <table:table-cell office:value-type="string" office:value="I really hate natto.">
            <text:p>I really hate nat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分">
            <text:p>自分</text:p>
          </table:table-cell>
          <table:table-cell office:value-type="string" office:value="じぶん">
            <text:p>じぶん</text:p>
          </table:table-cell>
          <table:table-cell office:value-type="string" office:value="self, oneself">
            <text:p>self, onese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on your own.">
            <text:p>Do your homework on your own.</text:p>
          </table:table-cell>
          <table:table-cell office:value-type="string" office:value="彼は自分が大好きだ。">
            <text:p>彼は自分が大好きだ。</text:p>
          </table:table-cell>
          <table:table-cell office:value-type="string" office:value="かれ は じぶん が だいすき だ。">
            <text:p>かれ は じぶん が だいすき だ。</text:p>
          </table:table-cell>
          <table:table-cell office:value-type="string" office:value="He loves himself.">
            <text:p>He loves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">
            <text:p>ため</text:p>
          </table:table-cell>
          <table:table-cell office:value-type="string" office:value="ため">
            <text:p>ため</text:p>
          </table:table-cell>
          <table:table-cell office:value-type="string" office:value="sake, purpose">
            <text:p>sak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かる">
            <text:p>見つかる</text:p>
          </table:table-cell>
          <table:table-cell office:value-type="string" office:value="みつかる">
            <text:p>みつかる</text:p>
          </table:table-cell>
          <table:table-cell office:value-type="string" office:value="be found, be caught">
            <text:p>be found, be cau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メガネが見つかりません。">
            <text:p>メガネが見つかりません。</text:p>
          </table:table-cell>
          <table:table-cell office:value-type="string" office:value="メガネ が みつかりません。">
            <text:p>メガネ が みつかりません。</text:p>
          </table:table-cell>
          <table:table-cell office:value-type="string" office:value="My glasses cannot be found.">
            <text:p>My glasses cannot be found.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My passport cannot be found.">
            <text:p>My passport cannot be f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む">
            <text:p>休む</text:p>
          </table:table-cell>
          <table:table-cell office:value-type="string" office:value="やすむ">
            <text:p>やすむ</text:p>
          </table:table-cell>
          <table:table-cell office:value-type="string" office:value="take a rest, take a break">
            <text:p>take a rest, take a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っくり">
            <text:p>ゆっくり</text:p>
          </table:table-cell>
          <table:table-cell office:value-type="string" office:value="ゆっくり">
            <text:p>ゆっくり</text:p>
          </table:table-cell>
          <table:table-cell office:value-type="string" office:value="slowly">
            <text:p>slow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ゆっくり行きましょう。">
            <text:p>ゆっくり行きましょう。</text:p>
          </table:table-cell>
          <table:table-cell office:value-type="string" office:value="ゆっくり いきましょう。">
            <text:p>ゆっくり いきましょう。</text:p>
          </table:table-cell>
          <table:table-cell office:value-type="string" office:value="Let's go slowly.">
            <text:p>Let's go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六つ">
            <text:p>六つ</text:p>
          </table:table-cell>
          <table:table-cell office:value-type="string" office:value="むっつ">
            <text:p>むっつ</text:p>
          </table:table-cell>
          <table:table-cell office:value-type="string" office:value="six (things)">
            <text:p>six (th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六つになりました。">
            <text:p>息子は六つになりました。</text:p>
          </table:table-cell>
          <table:table-cell office:value-type="string" office:value="むすこ は むっつ に なりました。">
            <text:p>むすこ は むっつ に なりました。</text:p>
          </table:table-cell>
          <table:table-cell office:value-type="string" office:value="My son turned six.">
            <text:p>My son turned six.</text:p>
          </table:table-cell>
          <table:table-cell office:value-type="string" office:value="おにぎりを六つ作りました。">
            <text:p>おにぎりを六つ作りました。</text:p>
          </table:table-cell>
          <table:table-cell office:value-type="string" office:value="おにぎり を むっつ つくりました。">
            <text:p>おにぎり を むっつ つくりました。</text:p>
          </table:table-cell>
          <table:table-cell office:value-type="string" office:value="I made six rice balls.">
            <text:p>I made six rice b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">
            <text:p>花</text:p>
          </table:table-cell>
          <table:table-cell office:value-type="string" office:value="はな">
            <text:p>はな</text:p>
          </table:table-cell>
          <table:table-cell office:value-type="string" office:value="flower">
            <text:p>fl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れいな花が咲きました。">
            <text:p>きれいな花が咲きました。</text:p>
          </table:table-cell>
          <table:table-cell office:value-type="string" office:value="きれいな はな が さきました。">
            <text:p>きれいな はな が さきました。</text:p>
          </table:table-cell>
          <table:table-cell office:value-type="string" office:value="Beautiful flowers have bloomed.">
            <text:p>Beautiful flowers have bloomed.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sent my mother some flowers.">
            <text:p>I sent my mother some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く">
            <text:p>動く</text:p>
          </table:table-cell>
          <table:table-cell office:value-type="string" office:value="うごく">
            <text:p>うごく</text:p>
          </table:table-cell>
          <table:table-cell office:value-type="string" office:value="move">
            <text:p>mo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動かないで。">
            <text:p>動かないで。</text:p>
          </table:table-cell>
          <table:table-cell office:value-type="string" office:value="うごかない で。">
            <text:p>うごかない で。</text:p>
          </table:table-cell>
          <table:table-cell office:value-type="string" office:value="Don't move!">
            <text:p>Don't move!</text:p>
          </table:table-cell>
          <table:table-cell office:value-type="string" office:value="お腹が痛くて動けません。">
            <text:p>お腹が痛くて動けません。</text:p>
          </table:table-cell>
          <table:table-cell office:value-type="string" office:value="おなか が いたくて うごけません。">
            <text:p>おなか が いたくて うごけません。</text:p>
          </table:table-cell>
          <table:table-cell office:value-type="string" office:value="My stomach hurts so much that I can't move.">
            <text:p>My stomach hurts so much that I can't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線">
            <text:p>線</text:p>
          </table:table-cell>
          <table:table-cell office:value-type="string" office:value="せん">
            <text:p>せん</text:p>
          </table:table-cell>
          <table:table-cell office:value-type="string" office:value="line">
            <text:p>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この線をもっと細くしてください。">
            <text:p>この線をもっと細くしてください。</text:p>
          </table:table-cell>
          <table:table-cell office:value-type="string" office:value="この せん を もっと ほそく して ください。">
            <text:p>この せん を もっと ほそく して ください。</text:p>
          </table:table-cell>
          <table:table-cell office:value-type="string" office:value="Please make this line thinner.">
            <text:p>Please make this line th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日">
            <text:p>七日</text:p>
          </table:table-cell>
          <table:table-cell office:value-type="string" office:value="なのか">
            <text:p>なのか</text:p>
          </table:table-cell>
          <table:table-cell office:value-type="string" office:value="seven days, seventh of the month">
            <text:p>seven days, seventh of the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十月七日にスポーツイベントがあります。">
            <text:p>十月七日にスポーツイベントがあります。</text:p>
          </table:table-cell>
          <table:table-cell office:value-type="string" office:value="じゅう がつ なのか に スポーツ イベント が あります。">
            <text:p>じゅう がつ なのか に スポーツ イベント が あります。</text:p>
          </table:table-cell>
          <table:table-cell office:value-type="string" office:value="On October 7th there is a sports event.">
            <text:p>On October 7th there is a sports ev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外">
            <text:p>以外</text:p>
          </table:table-cell>
          <table:table-cell office:value-type="string" office:value="いがい">
            <text:p>いがい</text:p>
          </table:table-cell>
          <table:table-cell office:value-type="string" office:value="except for">
            <text:p>except f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雨の日以外は自転車で学校に行く。">
            <text:p>私は雨の日以外は自転車で学校に行く。</text:p>
          </table:table-cell>
          <table:table-cell office:value-type="string" office:value="わたし は あめ の ひ いがい は じてんしゃ で がっこう に いく。">
            <text:p>わたし は あめ の ひ いがい は じてんしゃ で がっこう に いく。</text:p>
          </table:table-cell>
          <table:table-cell office:value-type="string" office:value="I go to school by bicycle except on rainy days.">
            <text:p>I go to school by bicycle except on rainy days.</text:p>
          </table:table-cell>
          <table:table-cell office:value-type="string" office:value="私は月曜日以外は仕事があります。">
            <text:p>私は月曜日以外は仕事があります。</text:p>
          </table:table-cell>
          <table:table-cell office:value-type="string" office:value="わたし は げつようび いがい は しごと が あります。">
            <text:p>わたし は げつようび いがい は しごと が あります。</text:p>
          </table:table-cell>
          <table:table-cell office:value-type="string" office:value="I work every day except Mondays.">
            <text:p>I work every day except Mo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">
            <text:p>男</text:p>
          </table:table-cell>
          <table:table-cell office:value-type="string" office:value="おとこ">
            <text:p>おとこ</text:p>
          </table:table-cell>
          <table:table-cell office:value-type="string" office:value="man, male">
            <text:p>man, m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人が私たちに話しかけた。">
            <text:p>男の人が私たちに話しかけた。</text:p>
          </table:table-cell>
          <table:table-cell office:value-type="string" office:value="おとこ の ひと が わたし たち に はなしかけた。">
            <text:p>おとこ の ひと が わたし たち に はなしかけた。</text:p>
          </table:table-cell>
          <table:table-cell office:value-type="string" office:value="This guy began talking to us.">
            <text:p>This guy began talking to us.</text:p>
          </table:table-cell>
          <table:table-cell office:value-type="string" office:value="彼は駄目な男だ。">
            <text:p>彼は駄目な男だ。</text:p>
          </table:table-cell>
          <table:table-cell office:value-type="string" office:value="かれ は だめな おとこ だ。">
            <text:p>かれ は だめな おとこ だ。</text:p>
          </table:table-cell>
          <table:table-cell office:value-type="string" office:value="He's a loser.">
            <text:p>He's a los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">
            <text:p>彼</text:p>
          </table:table-cell>
          <table:table-cell office:value-type="string" office:value="かれ">
            <text:p>かれ</text:p>
          </table:table-cell>
          <table:table-cell office:value-type="string" office:value="he, one's boyfriend">
            <text:p>he, one's boy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">
            <text:p>女</text:p>
          </table:table-cell>
          <table:table-cell office:value-type="string" office:value="おんな">
            <text:p>おんな</text:p>
          </table:table-cell>
          <table:table-cell office:value-type="string" office:value="woman">
            <text:p>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彼女は悪い女だ。">
            <text:p>彼女は悪い女だ。</text:p>
          </table:table-cell>
          <table:table-cell office:value-type="string" office:value="かのじょ は わるい おんな だ。">
            <text:p>かのじょ は わるい おんな だ。</text:p>
          </table:table-cell>
          <table:table-cell office:value-type="string" office:value="She is a bad woman.">
            <text:p>She is a bad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妻">
            <text:p>妻</text:p>
          </table:table-cell>
          <table:table-cell office:value-type="string" office:value="つま">
            <text:p>つま</text:p>
          </table:table-cell>
          <table:table-cell office:value-type="string" office:value="(one's own) wife">
            <text:p>(one's own)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の誕生日だ。">
            <text:p>今日は妻の誕生日だ。</text:p>
          </table:table-cell>
          <table:table-cell office:value-type="string" office:value="きょう は つま の たんじょうび だ。">
            <text:p>きょう は つま の たんじょうび だ。</text:p>
          </table:table-cell>
          <table:table-cell office:value-type="string" office:value="It's my wife's birthday today.">
            <text:p>It's my wife's birthday today.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">
            <text:p>百</text:p>
          </table:table-cell>
          <table:table-cell office:value-type="string" office:value="ひゃく">
            <text:p>ひゃく</text:p>
          </table:table-cell>
          <table:table-cell office:value-type="string" office:value="hundred">
            <text:p>hundr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 さい です。">
            <text:p>わたし の そぼ は ひゃく 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この古い時計は百年前のものだ。">
            <text:p>この古い時計は百年前のものだ。</text:p>
          </table:table-cell>
          <table:table-cell office:value-type="string" office:value="この ふるい とけい は ひゃく ねん まえ の もの だ。">
            <text:p>この ふるい とけい は ひゃく ねん まえ の もの だ。</text:p>
          </table:table-cell>
          <table:table-cell office:value-type="string" office:value="This old clock is a hundred years old.">
            <text:p>This old clock is a hundred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辺">
            <text:p>辺</text:p>
          </table:table-cell>
          <table:table-cell office:value-type="string" office:value="へん">
            <text:p>へん</text:p>
          </table:table-cell>
          <table:table-cell office:value-type="string" office:value="vicinity">
            <text:p>vicin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この辺に住んでいます。">
            <text:p>彼はこの辺に住んでいます。</text:p>
          </table:table-cell>
          <table:table-cell office:value-type="string" office:value="かれ は この へん に すんで います。">
            <text:p>かれ は この へん に すんで います。</text:p>
          </table:table-cell>
          <table:table-cell office:value-type="string" office:value="He lives around here.">
            <text:p>He lives around here.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店">
            <text:p>店</text:p>
          </table:table-cell>
          <table:table-cell office:value-type="string" office:value="みせ">
            <text:p>みせ</text:p>
          </table:table-cell>
          <table:table-cell office:value-type="string" office:value="shop, store">
            <text:p>shop, st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店によく来ます。">
            <text:p>私はこの店によく来ます。</text:p>
          </table:table-cell>
          <table:table-cell office:value-type="string" office:value="わたし は この みせ に よく きます。">
            <text:p>わたし は この みせ に よく きます。</text:p>
          </table:table-cell>
          <table:table-cell office:value-type="string" office:value="I come to this store quite often.">
            <text:p>I come to this store quite often.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store is good.">
            <text:p>The service in this store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まる">
            <text:p>閉まる</text:p>
          </table:table-cell>
          <table:table-cell office:value-type="string" office:value="しまる">
            <text:p>しまる</text:p>
          </table:table-cell>
          <table:table-cell office:value-type="string" office:value="be shut, be closed">
            <text:p>be shut, be clos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店はもう閉まっていました。">
            <text:p>お店はもう閉まっていました。</text:p>
          </table:table-cell>
          <table:table-cell office:value-type="string" office:value="おみせ は もう しまって いました。">
            <text:p>おみせ は もう しまって いました。</text:p>
          </table:table-cell>
          <table:table-cell office:value-type="string" office:value="The store was already closed.">
            <text:p>The store was already closed.</text:p>
          </table:table-cell>
          <table:table-cell office:value-type="string" office:value="その図書館は日曜日は5時に閉まります。">
            <text:p>その図書館は日曜日は5時に閉まります。</text:p>
          </table:table-cell>
          <table:table-cell office:value-type="string" office:value="その としょかん は にちようび は 5 じ に しまります。">
            <text:p>その としょかん は にちようび は 5 じ に しまります。</text:p>
          </table:table-cell>
          <table:table-cell office:value-type="string" office:value="The library closes at five o'clock on Sundays.">
            <text:p>The library closes at five o'clock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